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795ca" officeooo:paragraph-rsid="002795ca"/>
    </style:style>
    <style:style style:name="P4" style:family="paragraph" style:parent-style-name="Text_20_body">
      <style:text-properties officeooo:rsid="002ecbb5" officeooo:paragraph-rsid="002ecbb5"/>
    </style:style>
    <style:style style:name="P5" style:family="paragraph" style:parent-style-name="Text_20_body">
      <style:text-properties officeooo:rsid="0030387f" officeooo:paragraph-rsid="0030387f"/>
    </style:style>
    <style:style style:name="P6" style:family="paragraph" style:parent-style-name="Code">
      <style:text-properties officeooo:paragraph-rsid="002795ca"/>
    </style:style>
    <style:style style:name="P7" style:family="paragraph" style:parent-style-name="Title" style:master-page-name="First_20_Page">
      <style:paragraph-properties style:page-number="auto"/>
    </style:style>
    <style:style style:name="P8" style:family="paragraph" style:parent-style-name="Heading_20_1" style:list-style-name=""/>
    <style:style style:name="P9" style:family="paragraph" style:parent-style-name="Heading_20_1">
      <style:text-properties officeooo:rsid="002ecbb5" officeooo:paragraph-rsid="002ecbb5"/>
    </style:style>
    <style:style style:name="P10" style:family="paragraph" style:parent-style-name="Heading_20_1">
      <style:text-properties officeooo:rsid="0027805e"/>
    </style:style>
    <style:style style:name="P11" style:family="paragraph" style:parent-style-name="Heading_20_1">
      <style:text-properties officeooo:rsid="0027805e" officeooo:paragraph-rsid="00244bce"/>
    </style:style>
    <style:style style:name="P12" style:family="paragraph" style:parent-style-name="Heading_20_1">
      <style:paragraph-properties fo:break-before="page"/>
      <style:text-properties officeooo:rsid="002255a7" officeooo:paragraph-rsid="002255a7"/>
    </style:style>
    <style:style style:name="P13" style:family="paragraph" style:parent-style-name="Heading_20_2">
      <style:text-properties officeooo:rsid="002795ca" officeooo:paragraph-rsid="002795ca"/>
    </style:style>
    <style:style style:name="P14" style:family="paragraph" style:parent-style-name="Contents_20_Heading" style:master-page-name="Standard">
      <style:paragraph-properties style:page-number="1" fo:break-before="page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officeooo:rsid="002795ca" officeooo:paragraph-rsid="002795ca"/>
    </style:style>
    <style:style style:name="P18" style:family="paragraph" style:parent-style-name="Text_20_body" style:list-style-name="L2">
      <style:text-properties officeooo:rsid="002795ca" officeooo:paragraph-rsid="002795ca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T3" style:family="text">
      <style:text-properties officeooo:rsid="002795ca"/>
    </style:style>
    <style:style style:name="T4" style:family="text">
      <style:text-properties officeooo:rsid="003038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Manual - Rypto</text:span><text:line-break/><text:date style:data-style-name="N10076" text:date-value="2017-04-25T14:05:10.266714007">April 25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15"><text:a xlink:type="simple" xlink:href="#__RefHeading___Toc114_700232704" text:style-name="Index_20_Link" text:visited-style-name="Index_20_Link">Preface<text:tab/>2</text:a></text:p>
          <text:p text:style-name="P15"><text:a xlink:type="simple" xlink:href="#__RefHeading___Toc368_1782783329" text:style-name="Index_20_Link" text:visited-style-name="Index_20_Link">Operation<text:tab/>2</text:a></text:p>
          <text:p text:style-name="P15"><text:a xlink:type="simple" xlink:href="#__RefHeading___Toc97_1780184291" text:style-name="Index_20_Link" text:visited-style-name="Index_20_Link">How to execute<text:tab/>2</text:a></text:p>
          <text:p text:style-name="P16"><text:a xlink:type="simple" xlink:href="#__RefHeading___Toc75_1893594343" text:style-name="Index_20_Link" text:visited-style-name="Index_20_Link">Encryption<text:tab/>2</text:a></text:p>
          <text:p text:style-name="P16"><text:a xlink:type="simple" xlink:href="#__RefHeading___Toc77_1893594343" text:style-name="Index_20_Link" text:visited-style-name="Index_20_Link">Decryption<text:tab/>2</text:a></text:p>
          <text:p text:style-name="P15"><text:a xlink:type="simple" xlink:href="#__RefHeading___Toc99_1780184291" text:style-name="Index_20_Link" text:visited-style-name="Index_20_Link">Input to the software<text:tab/>2</text:a></text:p>
          <text:p text:style-name="P15"><text:a xlink:type="simple" xlink:href="#__RefHeading___Toc101_1780184291" text:style-name="Index_20_Link" text:visited-style-name="Index_20_Link">Location of the executable and test data<text:tab/>3</text:a></text:p>
        </text:index-body>
      </text:table-of-content>
      <text:p text:style-name="Text_20_body"/>
      <text:h text:style-name="P8" text:outline-level="1"/>
      <text:h text:style-name="P12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9" text:outline-level="1"><text:bookmark-start text:name="__RefHeading___Toc368_1782783329"/>Operation<text:bookmark-end text:name="__RefHeading___Toc368_1782783329"/></text:h>
      <text:p text:style-name="P4">Rypto encrypts or decrypts files with 128-bit AES in ECB mode. The encrypted data is padded according PKCS#7. Padding is removed upon decryption. <text:span text:style-name="T4">Thus, encrypting and decrypting a file with the same key will produce the identical file.</text:span></text:p>
      <text:h text:style-name="P10" text:outline-level="1"><text:bookmark-start text:name="__RefHeading___Toc97_1780184291"/>How to execute<text:bookmark-end text:name="__RefHeading___Toc97_1780184291"/></text:h>
      <text:h text:style-name="P13" text:outline-level="2"><text:bookmark-start text:name="__RefHeading___Toc75_1893594343"/>Encryption<text:bookmark-end text:name="__RefHeading___Toc75_1893594343"/></text:h>
      <text:p text:style-name="P3">To encrypt, execute the command</text:p>
      <text:p text:style-name="Code">rypto e &lt;key&gt; &lt;source&gt; &lt;destination&gt;</text:p>
      <text:p text:style-name="P3">Where</text:p>
      <text:list xml:id="list4053942547213576203" text:style-name="L1">
        <text:list-item>
          <text:p text:style-name="P17">&lt;key&gt; is encryption key, 32 hex digits (128 bits)</text:p>
        </text:list-item>
        <text:list-item>
          <text:p text:style-name="P17">&lt;source&gt; is the (plaintext) file to be encrypted</text:p>
        </text:list-item>
        <text:list-item>
          <text:p text:style-name="P17">&lt;destination&gt; is the encrypted file</text:p>
        </text:list-item>
      </text:list>
      <text:h text:style-name="P13" text:outline-level="2"><text:bookmark-start text:name="__RefHeading___Toc77_1893594343"/>Decryption<text:bookmark-end text:name="__RefHeading___Toc77_1893594343"/></text:h>
      <text:p text:style-name="P3">To decrypt, execute the command</text:p>
      <text:p text:style-name="P6">rypto <text:span text:style-name="T3">d</text:span> &lt;key&gt; &lt;source&gt; &lt;destination&gt;</text:p>
      <text:p text:style-name="P3">Where</text:p>
      <text:list xml:id="list140512037291608" text:continue-numbering="true" text:style-name="L1">
        <text:list-item>
          <text:p text:style-name="P17">&lt;key&gt; is encryption key, 32 hex digits (128 bits)</text:p>
        </text:list-item>
        <text:list-item>
          <text:p text:style-name="P17">&lt;source&gt; is the (ciphertext) file to be decrypted</text:p>
        </text:list-item>
        <text:list-item>
          <text:p text:style-name="P17">&lt;destination&gt; is the decrypted file</text:p>
        </text:list-item>
      </text:list>
      <text:h text:style-name="P10" text:outline-level="1"><text:bookmark-start text:name="__RefHeading___Toc99_1780184291"/>Input to the software<text:bookmark-end text:name="__RefHeading___Toc99_1780184291"/></text:h>
      <text:p text:style-name="P3">Software takes as input the following:</text:p>
      <text:list xml:id="list5187492367991457370" text:style-name="L2">
        <text:list-item>
          <text:p text:style-name="P18">Operation mode: Encrypt or decrypt</text:p>
        </text:list-item>
        <text:list-item>
          <text:p text:style-name="P18">Key</text:p>
        </text:list-item>
        <text:list-item>
          <text:p text:style-name="P18">Source file to be read</text:p>
        </text:list-item>
        <text:list-item>
          <text:p text:style-name="P18">Destination file to be written</text:p>
        </text:list-item>
      </text:list>
      <text:p text:style-name="P5"><text:soft-page-break/>Source and destination files must be actual files, pipes or the like (stdin or stdout) cannot be used.</text:p>
      <text:h text:style-name="P11" text:outline-level="1"><text:bookmark-start text:name="__RefHeading___Toc101_1780184291"/>Location of the executable and test data<text:bookmark-end text:name="__RefHeading___Toc101_1780184291"/></text:h>
      <text:p text:style-name="P4">Executable is in file build/exe/rypto/passing/rypto. </text:p>
      <text:p text:style-name="P4">Tests are documented on separate "Testing"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tab/><text:tab/><text:tab/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5T14:05:10.204645000</dc:date>
    <dc:creator>Riku Kalinen</dc:creator>
    <meta:editing-duration>PT1H4M2S</meta:editing-duration>
    <meta:editing-cycles>14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40" meta:word-count="232" meta:character-count="1372" meta:non-whitespace-character-count="1181"/>
  </office:meta>
</office:document-meta>
</file>